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822cm"/>
    </style:style>
    <style:style style:name="Tabla1.B" style:family="table-column">
      <style:table-column-properties style:column-width="5.154cm"/>
    </style:style>
    <style:style style:name="Tabla1.C" style:family="table-column">
      <style:table-column-properties style:column-width="9.024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fo:language="es" fo:country="AR"/>
    </style:style>
    <style:style style:name="P2" style:family="paragraph" style:parent-style-name="Text_20_body">
      <style:text-properties fo:language="es" fo:country="AR" officeooo:paragraph-rsid="0016d1eb"/>
    </style:style>
    <style:style style:name="P3" style:family="paragraph" style:parent-style-name="Text_20_body">
      <style:text-properties fo:language="es" fo:country="AR" officeooo:paragraph-rsid="001a9705"/>
    </style:style>
    <style:style style:name="P4" style:family="paragraph" style:parent-style-name="Text_20_body">
      <style:paragraph-properties fo:text-align="center" style:justify-single-word="false"/>
      <style:text-properties fo:language="es" fo:country="AR" officeooo:paragraph-rsid="001f16d9"/>
    </style:style>
    <style:style style:name="P5" style:family="paragraph" style:parent-style-name="Text_20_body">
      <style:text-properties fo:language="es" fo:country="AR" officeooo:paragraph-rsid="001f16d9"/>
    </style:style>
    <style:style style:name="P6" style:family="paragraph" style:parent-style-name="Title">
      <style:text-properties fo:language="es" fo:country="AR" officeooo:paragraph-rsid="001f16d9"/>
    </style:style>
    <style:style style:name="P7" style:family="paragraph" style:parent-style-name="Text_20_body">
      <style:text-properties fo:language="es" fo:country="AR" officeooo:rsid="001f16d9" officeooo:paragraph-rsid="001f16d9"/>
    </style:style>
    <style:style style:name="P8" style:family="paragraph" style:parent-style-name="Text_20_body">
      <style:text-properties fo:language="es" fo:country="AR" style:text-underline-style="none" officeooo:rsid="002000db" officeooo:paragraph-rsid="002000db"/>
    </style:style>
    <style:style style:name="P9" style:family="paragraph" style:parent-style-name="Heading_20_2">
      <style:text-properties fo:language="es" fo:country="AR" style:text-underline-style="none" officeooo:rsid="00237856" officeooo:paragraph-rsid="00237856"/>
    </style:style>
    <style:style style:name="P10" style:family="paragraph" style:parent-style-name="Text_20_body" style:list-style-name="L1">
      <style:text-properties fo:language="es" fo:country="AR" officeooo:rsid="001a9705" officeooo:paragraph-rsid="001a9705"/>
    </style:style>
    <style:style style:name="P11" style:family="paragraph" style:parent-style-name="Text_20_body" style:list-style-name="L1">
      <style:text-properties fo:language="es" fo:country="AR" officeooo:rsid="001d8fb9" officeooo:paragraph-rsid="001d8fb9"/>
    </style:style>
    <style:style style:name="P12" style:family="paragraph" style:parent-style-name="Text_20_body" style:list-style-name="L2">
      <style:text-properties fo:language="es" fo:country="AR" officeooo:rsid="002000db" officeooo:paragraph-rsid="002000db"/>
    </style:style>
    <style:style style:name="P13" style:family="paragraph" style:parent-style-name="Text_20_body" style:list-style-name="L3">
      <style:text-properties fo:language="es" fo:country="AR" officeooo:paragraph-rsid="001f16d9"/>
    </style:style>
    <style:style style:name="P14" style:family="paragraph" style:parent-style-name="Text_20_body">
      <style:text-properties fo:language="es" fo:country="AR" style:text-underline-style="none" officeooo:rsid="002000db" officeooo:paragraph-rsid="002000db"/>
    </style:style>
    <style:style style:name="P15" style:family="paragraph" style:parent-style-name="Text_20_body">
      <style:text-properties fo:language="es" fo:country="AR" style:text-underline-style="none" officeooo:rsid="002000db" officeooo:paragraph-rsid="00237856"/>
    </style:style>
    <style:style style:name="P16" style:family="paragraph" style:parent-style-name="Text_20_body">
      <style:text-properties fo:language="es" fo:country="AR" style:text-underline-style="none" officeooo:rsid="00237856" officeooo:paragraph-rsid="00237856"/>
    </style:style>
    <style:style style:name="P17" style:family="paragraph" style:parent-style-name="Text_20_body">
      <style:text-properties fo:language="es" fo:country="AR" officeooo:paragraph-rsid="001f16d9"/>
    </style:style>
    <style:style style:name="P18" style:family="paragraph" style:parent-style-name="Text_20_body" style:list-style-name="L4">
      <style:paragraph-properties fo:margin-left="0cm" fo:margin-right="0cm" fo:text-indent="0cm" style:auto-text-indent="false"/>
    </style:style>
    <style:style style:name="P19" style:family="paragraph" style:parent-style-name="Text_20_body" style:list-style-name="L5"/>
    <style:style style:name="P20" style:family="paragraph" style:parent-style-name="Text_20_body" style:list-style-name="L5">
      <style:paragraph-properties fo:margin-left="0cm" fo:margin-right="0cm" fo:text-indent="0cm" style:auto-text-indent="false"/>
    </style:style>
    <style:style style:name="P21" style:family="paragraph" style:parent-style-name="Text_20_body" style:list-style-name="L5">
      <style:text-properties fo:font-weight="bold"/>
    </style:style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P23" style:family="paragraph" style:parent-style-name="Text_20_body" style:list-style-name="L6"/>
    <style:style style:name="P24" style:family="paragraph" style:parent-style-name="Text_20_body" style:list-style-name="L6">
      <style:paragraph-properties fo:margin-left="0cm" fo:margin-right="0cm" fo:text-indent="0cm" style:auto-text-indent="false"/>
    </style:style>
    <style:style style:name="P25" style:family="paragraph" style:parent-style-name="Text_20_body" style:list-style-name="L7"/>
    <style:style style:name="P26" style:family="paragraph" style:parent-style-name="Text_20_body" style:list-style-name="L7">
      <style:paragraph-properties fo:margin-left="0cm" fo:margin-right="0cm" fo:text-indent="0cm" style:auto-text-indent="false"/>
    </style:style>
    <style:style style:name="P27" style:family="paragraph" style:parent-style-name="Text_20_body" style:list-style-name="L8">
      <style:paragraph-properties fo:margin-left="0cm" fo:margin-right="0cm" fo:text-indent="0cm" style:auto-text-indent="false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-color="#ff4000"/>
      <style:paragraph-properties fo:text-align="center"/>
      <style:text-properties fo:font-size="12pt"/>
    </style:style>
    <style:style style:name="P30" style:family="paragraph">
      <style:paragraph-properties fo:text-align="center"/>
    </style:style>
    <style:style style:name="P31" style:family="paragraph">
      <loext:graphic-properties draw:fill-color="#000000"/>
      <style:paragraph-properties fo:text-align="center"/>
    </style:style>
    <style:style style:name="P32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officeooo:rsid="0016d1eb"/>
    </style:style>
    <style:style style:name="T2" style:family="text">
      <style:text-properties officeooo:rsid="0017aa7b"/>
    </style:style>
    <style:style style:name="T3" style:family="text">
      <style:text-properties officeooo:rsid="0019f1bc"/>
    </style:style>
    <style:style style:name="T4" style:family="text">
      <style:text-properties officeooo:rsid="001a9705"/>
    </style:style>
    <style:style style:name="T5" style:family="text">
      <style:text-properties officeooo:rsid="001c742f"/>
    </style:style>
    <style:style style:name="T6" style:family="text">
      <style:text-properties officeooo:rsid="001f16d9"/>
    </style:style>
    <style:style style:name="T7" style:family="text">
      <style:text-properties officeooo:rsid="002000db"/>
    </style:style>
    <style:style style:name="T8" style:family="text">
      <style:text-properties officeooo:rsid="0020b0f5"/>
    </style:style>
    <style:style style:name="T9" style:family="text">
      <style:text-properties officeooo:rsid="0021e982"/>
    </style:style>
    <style:style style:name="T10" style:family="text">
      <style:text-properties fo:font-weight="bold"/>
    </style:style>
    <style:style style:name="T11" style:family="text">
      <style:text-properties fo:font-style="italic"/>
    </style:style>
    <style:style style:name="T12" style:family="text">
      <style:text-properties fo:font-style="italic" fo:font-weight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.94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ff4000" draw:fill-color="#ff4000" draw:textarea-horizontal-align="justify" draw:textarea-vertical-align="middle" draw:auto-grow-height="false" fo:min-height="0.228cm" fo:min-width="0.228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6cm" svg:stroke-color="#ff4000" draw:marker-start-width="0.512cm" draw:marker-end-width="0.512cm" draw:textarea-horizontal-align="center" draw:textarea-vertical-align="middle" fo:padding-top="0.053cm" fo:padding-bottom="0.053cm" fo:padding-left="0.053cm" fo:padding-right="0.053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6cm" svg:stroke-color="#000000" draw:marker-start-width="0.512cm" draw:marker-end-width="0.512cm" draw:textarea-horizontal-align="center" draw:textarea-vertical-align="middle" fo:padding-top="0.053cm" fo:padding-bottom="0.053cm" fo:padding-left="0.053cm" fo:padding-right="0.053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-color="#000000" draw:textarea-horizontal-align="justify" draw:textarea-vertical-align="middle" draw:auto-grow-height="false" fo:min-height="0.226cm" fo:min-width="0.226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228cm" fo:min-width="0.228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6cm" svg:stroke-color="#ff4000" draw:marker-start-width="0.512cm" draw:marker-end="Arrow" draw:marker-end-width="0.335cm" draw:textarea-horizontal-align="center" draw:textarea-vertical-align="middle" fo:padding-top="0.053cm" fo:padding-bottom="0.053cm" fo:padding-left="0.053cm" fo:padding-right="0.053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2.91cm" fo:min-width="4.366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forme diario sobre el trabajo del <text:span text:style-name="T7">R</text:span>obot Andino</text:p>
      <text:p text:style-name="P4"><text:span text:style-name="T6">Modificado: </text:span><text:span text:style-name="T6"><text:date style:data-style-name="N37" text:date-value="2025-12-04T14:57:43.664701720">04/12/25</text:date></text:span></text:p>
      <text:p text:style-name="Text_20_body"/>
      <text:p text:style-name="P2"><text:date style:data-style-name="N37" text:date-value="2025-10-22T12:43:10.532398223" text:fixed="true" text:date-adjust="-PT48H00M00S">20/10/25</text:date><text:tab/><text:span text:style-name="T2">Prueba de impresión 3d con tapa de la caja de la cámara</text:span></text:p>
      <text:p text:style-name="P1"><text:date style:data-style-name="N37" text:date-value="2025-10-22T12:42:54.907472287" text:fixed="true">22/10/25</text:date><text:tab/><text:span text:style-name="T1">Creación de documentación y </text:span><text:span text:style-name="T3">clonación al</text:span><text:span text:style-name="T1"> repositorio local.</text:span></text:p>
      <text:p text:style-name="P1"><text:tab/><text:tab/><text:span text:style-name="T5">Creación de rama de trabajo: rama1_gero_f</text:span></text:p>
      <text:p text:style-name="P1"><text:tab/><text:tab/><text:span text:style-name="T5">Creación de carpetas y archivos en dicha rama</text:span></text:p>
      <text:p text:style-name="P3"><text:tab/><text:tab/><text:span text:style-name="T4">objetivos:</text:span></text:p>
      <text:list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realizar los diagramas de todos los circuitos y componentes en kitcad.</text:p>
                        </text:list-item>
                        <text:list-item>
                          <text:p text:style-name="P10">Imprimir el chasis del robot</text:p>
                        </text:list-item>
                        <text:list-item>
                          <text:p text:style-name="P10">armar la parte mecánica y organizar los componentes electrónicos</text:p>
                        </text:list-item>
                        <text:list-item>
                          <text:p text:style-name="P11">aprender lenguaje enmarcado para crear los <text:span text:style-name="T6">README.m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date style:data-style-name="N37" text:date-value="2025-10-30T16:15:51.466388977" text:fixed="true">30/10/25</text:date><text:tab/><text:span text:style-name="T6">Armado de diagramas de circuitos. </text:span></text:p>
      <text:p text:style-name="P7"><text:tab/><text:tab/>Creación de listado de conexiones.</text:p>
      <text:p text:style-name="P5"><text:tab/><text:tab/><text:span text:style-name="T6">Planificación de la distribución mecánica del Robot.</text:span></text:p>
      <text:p text:style-name="P5"><text:tab/><text:tab/><text:span text:style-name="T7">Pendiente:</text:span></text:p>
      <text:list text:style-name="L2">
        <text:list-item>
          <text:p text:style-name="P12">Chequear huellas de los componentes.</text:p>
        </text:list-item>
        <text:list-item>
          <text:p text:style-name="P12">Chequear orientación de los pines de los componentes.</text:p>
        </text:list-item>
      </text:list>
      <text:p text:style-name="P8"><text:date style:data-style-name="N37" text:date-value="2025-11-05T12:36:54.949451247" text:fixed="true">05/11/25</text:date><text:tab/><text:span text:style-name="T8">Soldado de pines Arduino.</text:span></text:p>
      <text:p text:style-name="P8"><text:tab/><text:tab/><text:span text:style-name="T8">Discusión sobre conexiones de los componentes. Archivo “Posibles_disposiciones.odg” <text:s text:c="2"/>.</text:span></text:p>
      <text:p text:style-name="P8"><text:date style:data-style-name="N37" text:date-value="2025-12-04T14:07:17.379360012" text:fixed="true">04/12/25</text:date><text:tab/><text:span text:style-name="T9">Seguimos con parte del montaje mecanico. Fijamos la rueda “loca”, la camara e hicimos los agujeros del puente H.</text:span></text:p>
      <text:p text:style-name="P15"><text:tab/><text:tab/><text:span text:style-name="T9">Para la parte del circuito, se tendra la alimentacion tanto de la fuente de tension (para pruebas estaticas) como las baterias. Para esto la idea es conectarlas con Diodos Schottky:</text:span></text:p>
      <text:p text:style-name="P15"><text:tab/>Selección del Diodo</text:p>
      <text:p text:style-name="Text_20_body">Debe elegir un diodo (preferiblemente <text:span text:style-name="T10">Schottky</text:span>) con las siguientes características:</text:p>
      <text:list text:style-name="L4">
        <text:list-item>
          <text:p text:style-name="P18"><text:span text:style-name="T10">Corriente Máxima (IF​):</text:span> Debe ser al menos <text:span text:style-name="T10">1.5 a 2 veces</text:span> la corriente máxima que consume su carga.</text:p>
        </text:list-item>
        <text:list-item>
          <text:p text:style-name="P18"><text:soft-page-break/><text:span text:style-name="T10">Voltaje Inverso Máximo (VRRM​):</text:span> Debe ser mayor que el voltaje máximo de su fuente/baterías.</text:p>
          <text:p text:style-name="P18"><draw:frame text:anchor-type="paragraph" draw:z-index="13" draw:name="Marco de texto 1" draw:style-name="gr1" draw:text-style-name="P28" svg:width="4.102cm" svg:height="1.95cm" svg:x="2.492cm" svg:y="0.046cm"><draw:text-box><text:p>Fuente<text:tab/><text:tab/><text:tab/>Baterias</text:p></draw:text-box></draw:frame></text:p>
        </text:list-item>
      </text:list>
      <text:p text:style-name="P8"><draw:line text:anchor-type="paragraph" draw:z-index="2" draw:name="Línea 2" draw:style-name="gr3" draw:text-style-name="P30" svg:x1="2.97cm" svg:y1="-0.191cm" svg:x2="2.958cm" svg:y2="2.719cm"><text:p/></draw:line><draw:custom-shape text:anchor-type="paragraph" draw:z-index="0" draw:name="Forma 1" draw:style-name="gr8" svg:width="4.366cm" svg:height="2.911cm" svg:x="2.492cm" svg:y="-0.191cm"><text:p/><draw:enhanced-geometry svg:viewBox="0 0 21600 21600" draw:type="rectangle" draw:enhanced-path="M 0 0 L 21600 0 21600 21600 0 21600 0 0 Z N"/></draw:custom-shape><draw:line text:anchor-type="paragraph" draw:z-index="1" draw:name="Línea 1" draw:style-name="gr4" draw:text-style-name="P30" svg:x1="3.551cm" svg:y1="-0.191cm" svg:x2="3.57cm" svg:y2="2.719cm"><text:p/></draw:line><draw:line text:anchor-type="paragraph" draw:z-index="3" draw:name="Línea 3" draw:style-name="gr4" draw:text-style-name="P30" svg:x1="5.191cm" svg:y1="-0.191cm" svg:x2="5.191cm" svg:y2="1cm"><text:p/></draw:line><draw:line text:anchor-type="paragraph" draw:z-index="4" draw:name="Línea 4" draw:style-name="gr3" draw:text-style-name="P30" svg:x1="4.623cm" svg:y1="-0.191cm" svg:x2="4.623cm" svg:y2="1.449cm"><text:p/></draw:line></text:p>
      <text:p text:style-name="P8"><draw:line text:anchor-type="paragraph" draw:z-index="6" draw:name="Línea vertical 2" draw:style-name="gr7" draw:text-style-name="P30" svg:x1="4.623cm" svg:y1="0.273cm" svg:x2="4.623cm" svg:y2="0.643cm"><text:p/></draw:line><draw:line text:anchor-type="paragraph" draw:z-index="5" draw:name="Línea vertical 1" draw:style-name="gr7" draw:text-style-name="P30" svg:x1="2.983cm" svg:y1="0.183cm" svg:x2="2.983cm" svg:y2="0.553cm"><text:p/></draw:line><draw:line text:anchor-type="paragraph" draw:z-index="10" draw:name="Línea 6" draw:style-name="gr3" draw:text-style-name="P30" svg:x1="4.623cm" svg:y1="0.376cm" svg:x2="4.623cm" svg:y2="0.808cm"><text:p/></draw:line><draw:line text:anchor-type="paragraph" draw:z-index="9" draw:name="Línea 5" draw:style-name="gr4" draw:text-style-name="P30" svg:x1="5.192cm" svg:y1="0.194cm" svg:x2="3.493cm" svg:y2="0.178cm"><text:p/></draw:line><draw:custom-shape text:anchor-type="paragraph" draw:z-index="7" draw:name="Forma 2" draw:style-name="gr6" draw:text-style-name="P32" svg:width="0.32cm" svg:height="0.32cm" svg:x="5.025cm" svg:y="0.04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a 3" draw:style-name="gr5" draw:text-style-name="P31" svg:width="0.318cm" svg:height="0.318cm" svg:x="3.399cm" svg:y="0.0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><draw:line text:anchor-type="paragraph" draw:z-index="11" draw:name="Línea 7" draw:style-name="gr3" draw:text-style-name="P30" svg:x1="2.882cm" svg:y1="0.034cm" svg:x2="4.697cm" svg:y2="0.018cm"><text:p/></draw:line><draw:custom-shape text:anchor-type="paragraph" draw:z-index="12" draw:name="Forma 4" draw:style-name="gr2" draw:text-style-name="P29" svg:width="0.32cm" svg:height="0.32cm" svg:x="2.826cm" svg:y="-0.11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h text:style-name="P9" text:outline-level="2">Solución 1: Protección de Tensión y Sobrecarga (Recomendado) 🛡️</text:h>
      <text:p text:style-name="Text_20_body">La forma más robusta de usar un Zener para proteger una salida es combinándolo con un fusible o un mecanismo de desconexión (<text:span text:style-name="T11">Crowbar Circuit</text:span> activo), pero para su objetivo simple, podemos usar un <text:span text:style-name="T10">Zener de alta potencia</text:span> en la salida junto con el <text:span text:style-name="T10">fusible principal</text:span> que ya propusimos.</text:p>
      <text:list text:style-name="L5">
        <text:list-item>
          <text:p text:style-name="P20"><text:span text:style-name="T10">Selección del Zener:</text:span> Utilice un diodo Zener con una tensión nominal de VZ​=9.1V o 9.2V y una <text:span text:style-name="T10">potencia nominal alta</text:span> (e.g., 5W o 10W).</text:p>
          <text:list>
            <text:list-item>
              <text:p text:style-name="P20"><text:span text:style-name="T10">Conexión:</text:span> El Zener se coloca en <text:span text:style-name="T10">paralelo</text:span> con la salida de 9V.</text:p>
            </text:list-item>
          </text:list>
        </text:list-item>
        <text:list-item>
          <text:p text:style-name="P21">Funcionamiento:</text:p>
          <text:list>
            <text:list-item>
              <text:p text:style-name="P20">Mientras la fuente <text:span text:style-name="T11">step-down</text:span> esté correctamente ajustada a 9.0V, el Zener permanece prácticamente inactivo (no conduce).</text:p>
            </text:list-item>
            <text:list-item>
              <text:p text:style-name="P20">Si el ajuste se mueve y la tensión sube, por ejemplo, a 9.5V, el Zener comienza a conducir <text:span text:style-name="T10">fuertemente</text:span>.</text:p>
            </text:list-item>
            <text:list-item>
              <text:p text:style-name="P19">Esta corriente de conducción del Zener (cortocircuitando efectivamente la salida) provoca que la <text:span text:style-name="T10">fuente </text:span><text:span text:style-name="T12">step-down</text:span> entre en su modo de protección contra cortocircuito (si lo tiene) o, más probablemente, provoca que el <text:span text:style-name="T10">Fusible Principal</text:span> se abra, desconectando la carga y protegiéndola.</text:p>
            </text:list-item>
          </text:list>
        </text:list-item>
      </text:list>
      <text:h text:style-name="Heading_20_3" text:outline-level="3">⚠️ Importancia del Fusible</text:h>
      <text:p text:style-name="P22">El Zener no va a "regular" de 9.2V a 9V constantemente sin calentarse. Su principal función aquí es <text:span text:style-name="T10">crear un cortocircuito intencional</text:span> que active el fusible de protección ante un fallo catastrófico por desajuste.</text:p>
      <text:p text:style-name="Horizontal_20_Line"/>
      <text:h text:style-name="Heading_20_2" text:outline-level="2">3. Solución 2: Componentes de Bloqueo de Potenciómetro 🔒</text:h>
      <text:p text:style-name="Text_20_body">Dado que el riesgo es el <text:span text:style-name="T10">movimiento accidental del potenciómetro de ajuste</text:span>, la solución más simple y robusta puede ser física:</text:p>
      <text:list text:style-name="L6">
        <text:list-item>
          <text:p text:style-name="P23">Utilice un <text:span text:style-name="T10">potenciómetro multivuelta</text:span> (<text:span text:style-name="T11">Trimpot</text:span>) que es mucho menos sensible al tacto que un potenciómetro de una sola vuelta.</text:p>
        </text:list-item>
        <text:list-item>
          <text:p text:style-name="P24"><text:soft-page-break/>Una vez que el 9V se ajusta con precisión, aplique una gota de <text:span text:style-name="T10">esmalte de uñas</text:span> o <text:span text:style-name="T10">adhesivo de seguridad</text:span> (como Loctite 425 o similar) sobre el tornillo de ajuste para <text:span text:style-name="T10">bloquearlo físicamente</text:span>. Esto garantiza que la regulación no se mueva sin intervención deliberada.</text:p>
        </text:list-item>
      </text:list>
      <text:p text:style-name="P22"><text:span text:style-name="T10">Recomendación:</text:span> La Solución 2 (bloqueo físico) es la <text:span text:style-name="T10">más práctica y eficiente</text:span> para asegurar la precisión de los 9V. Si aun así desea una capa electrónica de protección, la Solución 1 es la vía, asumiendo que el Zener será lo suficientemente potente como para fundir el fusible ante un desajuste.</text:p>
      <text:p text:style-name="P16">Entiendo. La idea es crear un <text:span text:style-name="T10">PCB intermediario</text:span> que actúe como un <text:span text:style-name="T10">puente de datos USB</text:span> mientras redirige la alimentación a su fuente externa de 5V, realizando un <text:span text:style-name="T10">bypass de potencia</text:span> controlado.</text:p>
      <text:section text:style-name="Sect1" text:name="model-response-message-contentr_af61c29c1439cff1">
        <text:p text:style-name="Text_20_body">Esto es totalmente factible y es una práctica común para alimentar periféricos de alta potencia que están conectados a una Raspberry Pi.</text:p>
        <text:p text:style-name="Horizontal_20_Line"/>
        <text:h text:style-name="Heading_20_2" text:outline-level="2">🔌 Esquema del Bypass de Potencia USB</text:h>
        <text:p text:style-name="Text_20_body">Para realizar este <text:span text:style-name="T11">bypass</text:span> de forma segura, su PCB intermediario debe manejar la separación de las líneas de potencia (VBUS) y la continuidad de las líneas de datos (D+ y D-).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>
              <table:table-cell table:style-name="Tabla1.A1" office:value-type="string">
                <text:p text:style-name="Table_20_Contents">Pin USB</text:p>
              </table:table-cell>
              <table:table-cell table:style-name="Tabla1.A1" office:value-type="string">
                <text:p text:style-name="Table_20_Contents">Función en el PCB Intermediario</text:p>
              </table:table-cell>
              <table:table-cell table:style-name="Tabla1.A1" office:value-type="string">
                <text:p text:style-name="Table_20_Contents">Conexión Salida (LiDAR)</text:p>
              </table:table-cell>
            </table:table-row>
          </table:table-header-rows>
          <table:table-row>
            <table:table-cell table:style-name="Tabla1.A1" office:value-type="string">
              <text:p text:style-name="Table_20_Contents"><text:span text:style-name="T10">VBUS</text:span> (Pin 1, Rojo)</text:p>
            </table:table-cell>
            <table:table-cell table:style-name="Tabla1.A1" office:value-type="string">
              <text:p text:style-name="Table_20_Contents"><text:span text:style-name="T10">NO CONECTAR</text:span> (Se aísla de la RPi)</text:p>
            </table:table-cell>
            <table:table-cell table:style-name="Tabla1.A1" office:value-type="string">
              <text:p text:style-name="Table_20_Contents">Conectar a la <text:span text:style-name="T10">Salida de 5V</text:span> de su fuente externa (con filtrado).</text:p>
            </table:table-cell>
          </table:table-row>
          <table:table-row>
            <table:table-cell table:style-name="Tabla1.A1" office:value-type="string">
              <text:p text:style-name="Table_20_Contents"><text:span text:style-name="T10">D-</text:span> (Pin 2, Blanco)</text:p>
            </table:table-cell>
            <table:table-cell table:style-name="Tabla1.A1" office:value-type="string">
              <text:p text:style-name="Table_20_Contents">Conexión <text:span text:style-name="T10">DIRECTA</text:span></text:p>
            </table:table-cell>
            <table:table-cell table:style-name="Tabla1.A1" office:value-type="string">
              <text:p text:style-name="Table_20_Contents">Conectar a <text:span text:style-name="T10">D-</text:span> del conector USB de salida.</text:p>
            </table:table-cell>
          </table:table-row>
          <table:table-row>
            <table:table-cell table:style-name="Tabla1.A1" office:value-type="string">
              <text:p text:style-name="Table_20_Contents"><text:span text:style-name="T10">D+</text:span> (Pin 3, Verde)</text:p>
            </table:table-cell>
            <table:table-cell table:style-name="Tabla1.A1" office:value-type="string">
              <text:p text:style-name="Table_20_Contents">Conexión <text:span text:style-name="T10">DIRECTA</text:span></text:p>
            </table:table-cell>
            <table:table-cell table:style-name="Tabla1.A1" office:value-type="string">
              <text:p text:style-name="Table_20_Contents">Conectar a <text:span text:style-name="T10">D+</text:span> del conector USB de salida.</text:p>
            </table:table-cell>
          </table:table-row>
          <table:table-row>
            <table:table-cell table:style-name="Tabla1.A1" office:value-type="string">
              <text:p text:style-name="Table_20_Contents"><text:span text:style-name="T10">GND</text:span> (Pin 4, Negro)</text:p>
            </table:table-cell>
            <table:table-cell table:style-name="Tabla1.A1" office:value-type="string">
              <text:p text:style-name="Table_20_Contents">Conexión <text:span text:style-name="T10">DIRECTA</text:span></text:p>
            </table:table-cell>
            <table:table-cell table:style-name="Tabla1.A1" office:value-type="string">
              <text:p text:style-name="Table_20_Contents">Conectar a <text:span text:style-name="T10">GND</text:span> de su fuente externa Y a <text:span text:style-name="T10">GND</text:span> del conector USB de salida.</text:p>
            </table:table-cell>
          </table:table-row>
        </table:table>
        <text:p text:style-name="Text_20_body"/>
      </text:section>
      <text:h text:style-name="Heading_20_3" text:outline-level="3">Pasos Clave para el PCB</text:h>
      <text:list text:style-name="L7">
        <text:list-item>
          <text:p text:style-name="P26"><text:span text:style-name="T10">Aislamiento de Potencia (VBUS):</text:span> Debe asegurarse de que la línea de 5V (VBUS) que proviene del puerto USB de la Raspberry Pi <text:span text:style-name="T10">no esté conectada</text:span> a la línea de 5V que va al LiDAR. Si conecta ambas, podría dañar la RPi o su fuente.</text:p>
        </text:list-item>
        <text:list-item>
          <text:p text:style-name="P25"><text:span text:style-name="T10">Continuidad de Datos (D+/D-):</text:span> Las líneas de datos deben pasar <text:span text:style-name="T10">sin modificaciones</text:span> (conexión 1:1) desde el conector USB de entrada (RPi) al conector USB de salida (LiDAR).</text:p>
        </text:list-item>
        <text:list-item>
          <text:p text:style-name="P25"><text:span text:style-name="T10">Referencia de Tierra (GND):</text:span> Las Tierras (GND) son esenciales. El <text:span text:style-name="T10">GND de la Raspberry Pi</text:span> (que llega por el cable USB) y el <text:span text:style-name="T10">GND de su fuente de 5V</text:span> deben estar <text:span text:style-name="T10">conectados juntos</text:span> en el PCB. Esto asegura que la señal de datos tenga una referencia de voltaje común.</text:p>
        </text:list-item>
      </text:list>
      <text:h text:style-name="Heading_20_3" text:outline-level="3"><text:soft-page-break/>⚠️ Consideración Crítica: Filtrado</text:h>
      <text:p text:style-name="P22">Como mencionamos anteriormente, el filtrado es crucial para la línea de 5V externa antes de que llegue al conector del LiDAR.</text:p>
      <text:list text:style-name="L8">
        <text:list-item>
          <text:p text:style-name="P27">Conecte los capacitores de filtrado (100μF y 0.1μF) entre el <text:span text:style-name="T10">5V de su fuente externa</text:span> y el <text:span text:style-name="T10">GND común</text:span> en su PCB, justo antes de los pines VBUS y GND del conector que va al LiDAR.</text:p>
        </text:list-item>
      </text:list>
      <text:p text:style-name="P16"/>
      <text:p text:style-name="P8"/>
      <text:list text:style-name="L3">
        <text:list-header>
          <text:p text:style-name="P13"/>
        </text:list-header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12:32:31.690165022</meta:creation-date>
    <meta:generator>LibreOffice/24.2.7.2$Linux_X86_64 LibreOffice_project/420$Build-2</meta:generator>
    <dc:date>2025-12-04T14:57:43.557008860</dc:date>
    <meta:editing-duration>PT55M23S</meta:editing-duration>
    <meta:editing-cycles>13</meta:editing-cycles>
    <meta:document-statistic meta:table-count="1" meta:image-count="0" meta:object-count="0" meta:page-count="4" meta:paragraph-count="68" meta:word-count="917" meta:character-count="5627" meta:non-whitespace-character-count="4579"/>
  </office:meta>
</office:document-meta>
</file>